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Δ</mo>
            <mrow>
              <mi/>
              <mo stretchy="false">=</mo>
              <mi/>
            </mrow>
            <mfrac>
              <mn>1</mn>
              <msup>
                <mi>r</mi>
                <mn>2</mn>
              </msup>
            </mfrac>
            <mi/>
            <mfrac>
              <mo stretchy="false">∂</mo>
              <mrow>
                <mo stretchy="false">∂</mo>
                <mi>r</mi>
              </mrow>
            </mfrac>
            <mfenced open="(" close=")">
              <mrow>
                <msup>
                  <mi>r</mi>
                  <mn>2</mn>
                </msup>
                <mfrac>
                  <mo stretchy="false">∂</mo>
                  <mrow>
                    <mo stretchy="false">∂</mo>
                    <mi>r</mi>
                  </mrow>
                </mfrac>
              </mrow>
            </mfenced>
            <mrow>
              <mi/>
              <mo stretchy="false">+</mo>
              <mi/>
            </mrow>
            <mfrac>
              <mn>1</mn>
              <msup>
                <mi>r</mi>
                <mn>2</mn>
              </msup>
            </mfrac>
            <msub>
              <mo stretchy="false">Δ</mo>
              <mrow>
                <mo stretchy="false">ϑ</mo>
                <mo stretchy="false">ϕ</mo>
              </mrow>
            </msub>
          </mrow>
        </mtd>
      </mtr>
      <mtr>
        <mtd>
          <mrow>
            <msub>
              <mo stretchy="false">Δ</mo>
              <mrow>
                <mo stretchy="false">ϑ</mo>
                <mo stretchy="false">ϕ</mo>
              </mrow>
            </msub>
            <mrow>
              <mi/>
              <mo stretchy="false">=</mo>
              <mi/>
            </mrow>
            <mfrac>
              <mn>1</mn>
              <mrow>
                <mi>sin</mi>
                <mo stretchy="false">ϑ</mo>
              </mrow>
            </mfrac>
            <mi/>
            <mfrac>
              <mo stretchy="false">∂</mo>
              <mrow>
                <mo stretchy="false">∂</mo>
                <mo stretchy="false">ϑ</mo>
              </mrow>
            </mfrac>
            <mfenced open="(" close=")">
              <mrow>
                <mi>sin</mi>
                <mo stretchy="false">ϑ</mo>
                <mi/>
                <mfrac>
                  <mo stretchy="false">∂</mo>
                  <mrow>
                    <mo stretchy="false">∂</mo>
                    <mo stretchy="false">ϑ</mo>
                  </mrow>
                </mfrac>
              </mrow>
            </mfenced>
            <mrow>
              <mi/>
              <mo stretchy="false">+</mo>
              <mi/>
            </mrow>
            <mfrac>
              <mn>1</mn>
              <mrow>
                <msup>
                  <mi>sin</mi>
                  <mn>2</mn>
                </msup>
                <mo stretchy="false">ϑ</mo>
              </mrow>
            </mfrac>
            <mi/>
            <mfrac>
              <msup>
                <mo stretchy="false">∂</mo>
                <mn>2</mn>
              </msup>
              <mrow>
                <mo stretchy="false">∂</mo>
                <msup>
                  <mo stretchy="false">ϕ</mo>
                  <mn>2</mn>
                </msup>
              </mrow>
            </mfrac>
          </mrow>
        </mtd>
      </mtr>
    </mtable>
    <annotation encoding="StarMath 5.0">%DELTA `=` 1 over r^2 ` partial over {partial r} left ( r^2 partial over {partial r} right ) `+` 1 over r^2 %DELTA _{%ivartheta %iphi} newline
%DELTA _{%ivartheta %iphi} `=` 1 over {sin %ivartheta} ` partial over {partial %ivartheta} left ( sin %ivartheta ` partial over {partial %ivartheta} right ) `+` 1 over {sin ^2 %ivartheta} ` partial ^2 over {partial %iphi 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9:23:14.036000000</meta:creation-date>
    <meta:generator>LibreOffice/4.1.4.2$Windows_x86 LibreOffice_project/0a0440ccc0227ad9829de5f46be37cfb6edcf72</meta:generator>
  </office:meta>
</office:document-meta>
</file>